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OutputStream.write( byte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OutputStream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OutputStream.write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OutputStream.write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Out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OutputStream.FilterOutputStream( java . io . OutputStream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